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1" style:family="text">
      <style:text-properties officeooo:rsid="0017a5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!/usr/bin/env bash</text:p>
      <text:p text:style-name="Preformatted_20_Text">set -e</text:p>
      <text:p text:style-name="Preformatted_20_Text"/>
      <text:p text:style-name="Preformatted_20_Text">echo "Building project..."</text:p>
      <text:p text:style-name="Preformatted_20_Text">make</text:p>
      <text:p text:style-name="Preformatted_20_Text"/>
      <text:p text:style-name="Preformatted_20_Text">mkdir -p data/output_images results proof</text:p>
      <text:p text:style-name="Preformatted_20_Text"/>
      <text:p text:style-name="Preformatted_20_Text">echo "Running GPU Mandelbrot batch..."</text:p>
      <text:p text:style-name="Preformatted_20_Text">./mandelbrot_batch \</text:p>
      <text:p text:style-name="Preformatted_20_Text"><text:s text:c="2"/>--width 40<text:span text:style-name="T1">0</text:span>96 \</text:p>
      <text:p text:style-name="Preformatted_20_Text"><text:s text:c="2"/>--height 4<text:span text:style-name="T1">0</text:span>096 \</text:p>
      <text:p text:style-name="Preformatted_20_Text"><text:s text:c="2"/>--max-iter 2<text:span text:style-name="T1">0</text:span>000 \</text:p>
      <text:p text:style-name="Preformatted_20_Text"><text:s text:c="2"/>--num-images 8 \</text:p>
      <text:p text:style-name="Preformatted_20_Text"><text:s text:c="2"/>--output-dir data/output_images \</text:p>
      <text:p text:style-name="Preformatted_20_Text"><text:s text:c="2"/>--compare-cpu 1</text:p>
      <text:p text:style-name="Preformatted_20_Text"/>
      <text:p text:style-name="Preformatted_20_Text">if command -v python3 &gt;/dev/null 2&gt;&amp;1; then</text:p>
      <text:p text:style-name="Preformatted_20_Text"><text:s text:c="2"/>python3 scripts/make_contact_sheet.py --input-dir data/output_images --output proof/contact_sheet.png || true</text:p>
      <text:p text:style-name="Preformatted_20_Text"><text:s text:c="2"/>python3 scripts/summarize_results.py --csv results/timings.csv --output results/summary.txt || true</text:p>
      <text:p text:style-name="Preformatted_20_Text">fi</text:p>
      <text:p text:style-name="Preformatted_20_Text"/>
      <text:p text:style-name="Preformatted_20_Text">echo "Done.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13T17:57:30.011213681</dc:date>
    <meta:editing-duration>PT3M52S</meta:editing-duration>
    <meta:editing-cycles>1</meta:editing-cycles>
    <meta:document-statistic meta:table-count="0" meta:image-count="0" meta:object-count="0" meta:page-count="1" meta:paragraph-count="18" meta:word-count="73" meta:character-count="548" meta:non-whitespace-character-count="487"/>
    <meta:generator>LibreOffice/7.3.7.2$Linux_X86_64 LibreOffice_project/30$Build-2</meta:generator>
  </office:meta>
</office:document-meta>
</file>